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134.25pt"/>
    </style:style>
    <style:style style:name="co6" style:family="table-column">
      <style:table-column-properties fo:break-before="auto" style:column-width="137.25pt"/>
    </style:style>
    <style:style style:name="co7" style:family="table-column">
      <style:table-column-properties fo:break-before="auto" style:column-width="137.99pt"/>
    </style:style>
    <style:style style:name="co8" style:family="table-column">
      <style:table-column-properties fo:break-before="auto" style:column-width="130.51pt"/>
    </style:style>
    <style:style style:name="co9" style:family="table-column">
      <style:table-column-properties fo:break-before="auto" style:column-width="60.01pt"/>
    </style:style>
    <style:style style:name="co10" style:family="table-column">
      <style:table-column-properties fo:break-before="auto" style:column-width="119.25pt"/>
    </style:style>
    <style:style style:name="co11" style:family="table-column">
      <style:table-column-properties fo:break-before="auto" style:column-width="96.01pt"/>
    </style:style>
    <style:style style:name="co12" style:family="table-column">
      <style:table-column-properties fo:break-before="auto" style:column-width="123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Resonances">
      <style:table-properties table:display="true" style:writing-mode="lr-tb"/>
    </style:style>
    <style:style style:name="ta2" style:family="table" style:master-page-name="PageStyle_5f_Run_20_Plan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92.24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transparent" style:rotation-align="non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27">
      <style:table-cell-properties style:diagonal-bl-tr="none" style:diagonal-tl-br="none" fo:background-color="transparent" fo:border="0.74pt solid #000000" style:rotation-align="none"/>
    </style:style>
    <style:style style:name="ce18" style:family="table-cell" style:parent-style-name="Default" style:data-style-name="N127">
      <style:table-cell-properties fo:background-color="#ffff00" style:diagonal-bl-tr="none" style:diagonal-tl-br="none" fo:border="0.74pt solid #000000" style:rotation-align="none"/>
    </style:style>
    <style:style style:name="ce19" style:family="table-cell" style:parent-style-name="Default" style:data-style-name="N127">
      <style:table-cell-properties style:rotation-align="none"/>
    </style:style>
    <style:style style:name="ce20" style:family="table-cell" style:parent-style-name="Default" style:data-style-name="N13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1" style:family="table-cell" style:parent-style-name="Default">
      <style:table-cell-properties style:diagonal-bl-tr="none" style:diagonal-tl-br="none" fo:border="0.74pt solid #000000" style:rotation-align="none"/>
    </style:style>
    <style:style style:name="ce22" style:family="table-cell" style:parent-style-name="Default" style:data-style-name="N2">
      <style:table-cell-properties fo:background-color="#ffff00" style:diagonal-bl-tr="none" style:diagonal-tl-br="none" fo:border="0.74pt solid #000000" style:rotation-align="none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onanc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12" table:default-cell-style-name="Default"/>
        <table:table-row table:style-name="ro1">
          <table:table-cell office:value-type="string" calcext:value-type="string">
            <text:p>27Al(p,g)28Si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Q-value [keV]</text:p>
          </table:table-cell>
          <table:table-cell office:value-type="float" office:value="11584.93" calcext:value-type="float">
            <text:p>11584.93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2" office:value-type="string" calcext:value-type="string">
            <text:p>Beam intensity [pnA]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office:value-type="string" calcext:value-type="string">
            <text:p>[pps]</text:p>
          </table:table-cell>
          <table:table-cell table:style-name="ce13" office:value-type="float" office:value="1000000000" calcext:value-type="float">
            <text:p>1.00E+09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g-efficiency @ 1.779 MeV</text:p>
          </table:table-cell>
          <table:table-cell table:style-name="ce8" office:value-type="percentage" office:value="0.0125" calcext:value-type="percentage">
            <text:p>1.25%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3" office:value-type="string" calcext:value-type="string">
            <text:p>Beam energy [keV/u]</text:p>
          </table:table-cell>
          <table:table-cell table:style-name="ce3" office:value-type="string" calcext:value-type="string">
            <text:p>Beam energy [keV] CM</text:p>
          </table:table-cell>
          <table:table-cell table:style-name="ce3" office:value-type="string" calcext:value-type="string">
            <text:p>28Si Exc. Energy [keV]</text:p>
          </table:table-cell>
          <table:table-cell table:style-name="ce3" office:value-type="string" calcext:value-type="string">
            <text:p>Resonance strength [eV]</text:p>
          </table:table-cell>
          <table:table-cell table:style-name="ce3" office:value-type="string" calcext:value-type="string">
            <text:p>Stopping power dE/dx (keV/micron)</text:p>
          </table:table-cell>
          <table:table-cell table:style-name="ce3" office:value-type="string" calcext:value-type="string">
            <text:p>Branching ratio % (1.779 MeV g-ray)</text:p>
          </table:table-cell>
          <table:table-cell table:style-name="ce3" office:value-type="string" calcext:value-type="string">
            <text:p>Counts/min <text:s text:c="16"/>(total yield)</text:p>
          </table:table-cell>
          <table:table-cell table:style-name="ce3" office:value-type="string" calcext:value-type="string">
            <text:p>Counts/min <text:s text:c="16"/>(1.779 MeV g-ray)</text:p>
          </table:table-cell>
          <table:table-cell table:style-name="ce14"/>
          <table:table-cell table:style-name="ce16" office:value-type="string" calcext:value-type="string">
            <text:p>Rate*br ratio*eff (counts/min)</text:p>
          </table:table-cell>
          <table:table-cell table:style-name="ce14"/>
          <table:table-cell table:style-name="ce16" office:value-type="string" calcext:value-type="string">
            <text:p>Run time (days)</text:p>
          </table:table-cell>
          <table:table-cell table:style-name="ce23" table:number-columns-repeated="1012"/>
        </table:table-row>
        <table:table-row table:style-name="ro3">
          <table:table-cell table:style-name="ce4" office:value-type="float" office:value="326.6" calcext:value-type="float">
            <text:p>326.6</text:p>
          </table:table-cell>
          <table:table-cell table:style-name="ce9" table:formula="of:=[.A7]*27/28" office:value-type="float" office:value="314.935714285714" calcext:value-type="float">
            <text:p>314.9</text:p>
          </table:table-cell>
          <table:table-cell table:style-name="ce9" table:formula="of:=[.B7]+[.B$2]" office:value-type="float" office:value="11899.8657142857" calcext:value-type="float">
            <text:p>11899.9</text:p>
          </table:table-cell>
          <table:table-cell table:style-name="ce4" office:value-type="float" office:value="0.0021" calcext:value-type="float">
            <text:p>0.0021</text:p>
          </table:table-cell>
          <table:table-cell table:style-name="ce4" office:value-type="float" office:value="81.8735" calcext:value-type="float">
            <text:p>81.8735</text:p>
          </table:table-cell>
          <table:table-cell table:style-name="ce4" office:value-type="float" office:value="99.91" calcext:value-type="float">
            <text:p>99.91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table:formula="of:=ROUND(0.01*[.G7]*[.F7];2)" office:value-type="float" office:value="0.16" calcext:value-type="float">
            <text:p>0.16</text:p>
          </table:table-cell>
          <table:table-cell/>
          <table:table-cell table:style-name="ce17" table:formula="of:=[.E$3]*[.D$22]*(PI()*[.D$23])^2*[.D7]*10^-6/([.E7]*10*[.D$24]*[.A7]/1000)*60*[.B$4]*28/27" office:value-type="float" office:value="0.00150873333876492" calcext:value-type="float">
            <text:p>0.002</text:p>
          </table:table-cell>
          <table:table-cell table:style-name="ce20" table:formula="of:=[.J7]/19/60" office:value-type="float" office:value="0.00000132345029716221" calcext:value-type="float">
            <text:p>0.0000013</text:p>
          </table:table-cell>
          <table:table-cell table:style-name="ce21"/>
          <table:table-cell table:number-columns-repeated="1012"/>
        </table:table-row>
        <table:table-row table:style-name="ro3">
          <table:table-cell table:style-name="ce4" office:value-type="float" office:value="405.5" calcext:value-type="float">
            <text:p>405.5</text:p>
          </table:table-cell>
          <table:table-cell table:style-name="ce9" table:formula="of:=[.A8]*27/28" office:value-type="float" office:value="391.017857142857" calcext:value-type="float">
            <text:p>391.0</text:p>
          </table:table-cell>
          <table:table-cell table:style-name="ce9" table:formula="of:=[.B8]+[.B$2]" office:value-type="float" office:value="11975.9478571429" calcext:value-type="float">
            <text:p>11975.9</text:p>
          </table:table-cell>
          <table:table-cell table:style-name="ce4" office:value-type="float" office:value="0.0104" calcext:value-type="float">
            <text:p>0.0104</text:p>
          </table:table-cell>
          <table:table-cell table:style-name="ce4" office:value-type="float" office:value="73.3123" calcext:value-type="float">
            <text:p>73.3123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table:formula="of:=ROUND(0.01*[.G8]*[.F8];2)" office:value-type="float" office:value="0.71" calcext:value-type="float">
            <text:p>0.71</text:p>
          </table:table-cell>
          <table:table-cell/>
          <table:table-cell table:style-name="ce17" table:formula="of:=[.E$3]*[.D$22]*(PI()*[.D$23])^2*[.D8]*10^-6/([.E8]*10*[.D$24]*[.A8]/1000)*60*[.B$4]*28/27" office:value-type="float" office:value="0.00672075966484679" calcext:value-type="float">
            <text:p>0.007</text:p>
          </table:table-cell>
          <table:table-cell table:style-name="ce20" table:formula="of:=[.J8]/19/60" office:value-type="float" office:value="0.00000589540321477788" calcext:value-type="float">
            <text:p>0.0000059</text:p>
          </table:table-cell>
          <table:table-cell table:style-name="ce21"/>
          <table:table-cell table:number-columns-repeated="1012"/>
        </table:table-row>
        <table:table-row table:style-name="ro3">
          <table:table-cell table:style-name="ce5" office:value-type="float" office:value="632.2" calcext:value-type="float">
            <text:p>632.2</text:p>
          </table:table-cell>
          <table:table-cell table:style-name="ce9" table:formula="of:=[.A9]*27/28" office:value-type="float" office:value="609.621428571429" calcext:value-type="float">
            <text:p>609.6</text:p>
          </table:table-cell>
          <table:table-cell table:style-name="ce9" table:formula="of:=[.B9]+[.B$2]" office:value-type="float" office:value="12194.5514285714" calcext:value-type="float">
            <text:p>12194.6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60.1931" calcext:value-type="float">
            <text:p>60.1931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5.78" calcext:value-type="float">
            <text:p>15.78</text:p>
          </table:table-cell>
          <table:table-cell table:style-name="ce4" table:formula="of:=ROUND(0.01*[.G9]*[.F9];2)" office:value-type="float" office:value="15.31" calcext:value-type="float">
            <text:p>15.31</text:p>
          </table:table-cell>
          <table:table-cell/>
          <table:table-cell table:style-name="ce18" table:formula="of:=[.E$3]*[.D$22]*(PI()*[.D$23])^2*[.D9]*10^-6/([.E9]*10*[.D$24]*[.A9]/1000)*60*[.B$4]*[.F9]/100*28/27" office:value-type="float" office:value="0.142010762529333" calcext:value-type="float">
            <text:p>0.142</text:p>
          </table:table-cell>
          <table:table-cell table:style-name="ce20" table:formula="of:=[.J9]/19/60" office:value-type="float" office:value="0.000124570844323976" calcext:value-type="float">
            <text:p>0.0001246</text:p>
          </table:table-cell>
          <table:table-cell table:style-name="ce21"/>
          <table:table-cell table:number-columns-repeated="1012"/>
        </table:table-row>
        <table:table-row table:style-name="ro3">
          <table:table-cell table:style-name="ce4" office:value-type="float" office:value="654.65" calcext:value-type="float">
            <text:p>654.65</text:p>
          </table:table-cell>
          <table:table-cell table:style-name="ce9" table:formula="of:=[.A10]*27/28" office:value-type="float" office:value="631.269642857143" calcext:value-type="float">
            <text:p>631.3</text:p>
          </table:table-cell>
          <table:table-cell table:style-name="ce9" table:formula="of:=[.B10]+[.B$2]" office:value-type="float" office:value="12216.1996428571" calcext:value-type="float">
            <text:p>12216.2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59.1118" calcext:value-type="float">
            <text:p>59.111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6.41" calcext:value-type="float">
            <text:p>6.41</text:p>
          </table:table-cell>
          <table:table-cell table:style-name="ce4" table:formula="of:=ROUND(0.01*[.G10]*[.F10];2)" office:value-type="float" office:value="5.64" calcext:value-type="float">
            <text:p>5.64</text:p>
          </table:table-cell>
          <table:table-cell/>
          <table:table-cell table:style-name="ce17" table:formula="of:=[.E$3]*[.D$22]*(PI()*[.D$23])^2*[.D10]*10^-6/([.E10]*10*[.D$24]*[.A10]/1000)*60*[.B$4]*[.F10]/100*28/27" office:value-type="float" office:value="0.0524243785586743" calcext:value-type="float">
            <text:p>0.052</text:p>
          </table:table-cell>
          <table:table-cell table:style-name="ce20" table:formula="of:=[.J10]/19/60" office:value-type="float" office:value="0.0000459862969812933" calcext:value-type="float">
            <text:p>0.0000460</text:p>
          </table:table-cell>
          <table:table-cell table:style-name="ce21"/>
          <table:table-cell table:number-columns-repeated="1012"/>
        </table:table-row>
        <table:table-row table:style-name="ro3">
          <table:table-cell table:style-name="ce4" office:value-type="float" office:value="679.3" calcext:value-type="float">
            <text:p>679.3</text:p>
          </table:table-cell>
          <table:table-cell table:style-name="ce9" table:formula="of:=[.A11]*27/28" office:value-type="float" office:value="655.039285714286" calcext:value-type="float">
            <text:p>655.0</text:p>
          </table:table-cell>
          <table:table-cell table:style-name="ce9" table:formula="of:=[.B11]+[.B$2]" office:value-type="float" office:value="12239.9692857143" calcext:value-type="float">
            <text:p>12240.0</text:p>
          </table:table-cell>
          <table:table-cell table:style-name="ce4" office:value-type="float" office:value="0.058" calcext:value-type="float">
            <text:p>0.058</text:p>
          </table:table-cell>
          <table:table-cell table:style-name="ce4" office:value-type="float" office:value="57.9877" calcext:value-type="float">
            <text:p>57.98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3.04" calcext:value-type="float">
            <text:p>3.04</text:p>
          </table:table-cell>
          <table:table-cell table:style-name="ce4" table:formula="of:=ROUND(0.01*[.G11]*[.F11];2)" office:value-type="float" office:value="2.37" calcext:value-type="float">
            <text:p>2.37</text:p>
          </table:table-cell>
          <table:table-cell/>
          <table:table-cell table:style-name="ce17" table:formula="of:=[.E$3]*[.D$22]*(PI()*[.D$23])^2*[.D11]*10^-6/([.E11]*10*[.D$24]*[.A11]/1000)*60*[.B$4]*[.F11]/100*28/27" office:value-type="float" office:value="0.0220636737682781" calcext:value-type="float">
            <text:p>0.022</text:p>
          </table:table-cell>
          <table:table-cell table:style-name="ce20" table:formula="of:=[.J11]/19/60" office:value-type="float" office:value="0.0000193540997967352" calcext:value-type="float">
            <text:p>0.0000194</text:p>
          </table:table-cell>
          <table:table-cell table:style-name="ce21"/>
          <table:table-cell table:number-columns-repeated="1012"/>
        </table:table-row>
        <table:table-row table:style-name="ro3">
          <table:table-cell table:style-name="ce4" office:value-type="float" office:value="887.78" calcext:value-type="float">
            <text:p>887.78</text:p>
          </table:table-cell>
          <table:table-cell table:style-name="ce9" table:formula="of:=[.A12]*27/28" office:value-type="float" office:value="856.073571428571" calcext:value-type="float">
            <text:p>856.1</text:p>
          </table:table-cell>
          <table:table-cell table:style-name="ce9" table:formula="of:=[.B12]+[.B$2]" office:value-type="float" office:value="12441.0035714286" calcext:value-type="float">
            <text:p>12441.0</text:p>
          </table:table-cell>
          <table:table-cell table:style-name="ce4" office:value-type="float" office:value="0.015" calcext:value-type="float">
            <text:p>0.015</text:p>
          </table:table-cell>
          <table:table-cell table:style-name="ce4" office:value-type="float" office:value="50.2682" calcext:value-type="float">
            <text:p>50.2682</text:p>
          </table:table-cell>
          <table:table-cell table:style-name="ce4" office:value-type="float" office:value="28.8" calcext:value-type="float">
            <text:p>28.8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formula="of:=ROUND(0.01*[.G12]*[.F12];2)" office:value-type="float" office:value="0.2" calcext:value-type="float">
            <text:p>0.2</text:p>
          </table:table-cell>
          <table:table-cell/>
          <table:table-cell table:style-name="ce17" table:formula="of:=[.E$3]*[.D$22]*(PI()*[.D$23])^2*[.D12]*10^-6/([.E12]*10*[.D$24]*[.A12]/1000)*60*[.B$4]*[.F12]/100*28/27" office:value-type="float" office:value="0.00185967813409841" calcext:value-type="float">
            <text:p>0.002</text:p>
          </table:table-cell>
          <table:table-cell table:style-name="ce20" table:formula="of:=[.J12]/19/60" office:value-type="float" office:value="0.00000163129660885825" calcext:value-type="float">
            <text:p>0.0000016</text:p>
          </table:table-cell>
          <table:table-cell table:style-name="ce21"/>
          <table:table-cell table:number-columns-repeated="1012"/>
        </table:table-row>
        <table:table-row table:style-name="ro3">
          <table:table-cell table:style-name="ce4" office:value-type="float" office:value="922.96" calcext:value-type="float">
            <text:p>922.96</text:p>
          </table:table-cell>
          <table:table-cell table:style-name="ce9" table:formula="of:=[.A13]*27/28" office:value-type="float" office:value="889.997142857143" calcext:value-type="float">
            <text:p>890.0</text:p>
          </table:table-cell>
          <table:table-cell table:style-name="ce9" table:formula="of:=[.B13]+[.B$2]" office:value-type="float" office:value="12474.9271428571" calcext:value-type="float">
            <text:p>12474.9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49.1919" calcext:value-type="float">
            <text:p>49.1919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6.38" calcext:value-type="float">
            <text:p>6.38</text:p>
          </table:table-cell>
          <table:table-cell table:style-name="ce4" table:formula="of:=ROUND(0.01*[.G13]*[.F13];2)" office:value-type="float" office:value="6.25" calcext:value-type="float">
            <text:p>6.25</text:p>
          </table:table-cell>
          <table:table-cell/>
          <table:table-cell table:style-name="ce17" table:formula="of:=[.E$3]*[.D$22]*(PI()*[.D$23])^2*[.D13]*10^-6/([.E13]*10*[.D$24]*[.A13]/1000)*60*[.B$4]*[.F13]/100*28/27" office:value-type="float" office:value="0.0580537614141962" calcext:value-type="float">
            <text:p>0.058</text:p>
          </table:table-cell>
          <table:table-cell table:style-name="ce20" table:formula="of:=[.J13]/19/60" office:value-type="float" office:value="0.000050924352117716" calcext:value-type="float">
            <text:p>0.0000509</text:p>
          </table:table-cell>
          <table:table-cell table:style-name="ce21"/>
          <table:table-cell table:number-columns-repeated="1012"/>
        </table:table-row>
        <table:table-row table:style-name="ro3">
          <table:table-cell table:style-name="ce6" office:value-type="float" office:value="991.88" calcext:value-type="float">
            <text:p>991.88</text:p>
          </table:table-cell>
          <table:table-cell table:style-name="ce10" table:formula="of:=[.A14]*27/28" office:value-type="float" office:value="956.455714285714" calcext:value-type="float">
            <text:p>956.5</text:p>
          </table:table-cell>
          <table:table-cell table:style-name="ce10" table:formula="of:=[.B14]+[.B$2]" office:value-type="float" office:value="12541.3857142857" calcext:value-type="float">
            <text:p>12541.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7.6363" calcext:value-type="float">
            <text:p>47.6363</text:p>
          </table:table-cell>
          <table:table-cell table:style-name="ce5" office:value-type="float" office:value="76.4" calcext:value-type="float">
            <text:p>76.4</text:p>
          </table:table-cell>
          <table:table-cell table:style-name="ce5" office:value-type="float" office:value="87.08" calcext:value-type="float">
            <text:p>87.08</text:p>
          </table:table-cell>
          <table:table-cell table:style-name="ce5" table:formula="of:=ROUND(0.01*[.G14]*[.F14];2)" office:value-type="float" office:value="66.53" calcext:value-type="float">
            <text:p>66.53</text:p>
          </table:table-cell>
          <table:table-cell table:style-name="ce15"/>
          <table:table-cell table:style-name="ce18" table:formula="of:=[.E$3]*[.D$22]*(PI()*[.D$23])^2*[.D14]*10^-6/([.E14]*10*[.D$24]*[.A14]/1000)*60*[.B$4]*[.F14]/100*28/27" office:value-type="float" office:value="0.621267919423426" calcext:value-type="float">
            <text:p>0.621</text:p>
          </table:table-cell>
          <table:table-cell table:style-name="ce20" table:formula="of:=[.J14]/19/60" office:value-type="float" office:value="0.000544971859143356" calcext:value-type="float">
            <text:p>0.0005450</text:p>
          </table:table-cell>
          <table:table-cell table:style-name="ce22" table:formula="of:=[.D28]/[.J14]*[.D26]/60/24+[.D26]*[.D27]/24" office:value-type="float" office:value="5.4711431106176" calcext:value-type="float">
            <text:p>5.47</text:p>
          </table:table-cell>
          <table:table-cell table:style-name="ce15" table:number-columns-repeated="1012"/>
        </table:table-row>
        <table:table-row table:style-name="ro3">
          <table:table-cell table:style-name="ce4" office:value-type="float" office:value="1025.29" calcext:value-type="float">
            <text:p>1025.29</text:p>
          </table:table-cell>
          <table:table-cell table:style-name="ce9" table:formula="of:=[.A15]*27/28" office:value-type="float" office:value="988.6725" calcext:value-type="float">
            <text:p>988.7</text:p>
          </table:table-cell>
          <table:table-cell table:style-name="ce9" table:formula="of:=[.B15]+[.B$2]" office:value-type="float" office:value="12573.6025" calcext:value-type="float">
            <text:p>12573.6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46.6443" calcext:value-type="float">
            <text:p>46.644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5.06" calcext:value-type="float">
            <text:p>15.06</text:p>
          </table:table-cell>
          <table:table-cell table:style-name="ce4" table:formula="of:=ROUND(0.01*[.G15]*[.F15];2)" office:value-type="float" office:value="13.4" calcext:value-type="float">
            <text:p>13.4</text:p>
          </table:table-cell>
          <table:table-cell/>
          <table:table-cell table:style-name="ce17" table:formula="of:=[.E$3]*[.D$22]*(PI()*[.D$23])^2*[.D15]*10^-6/([.E15]*10*[.D$24]*[.A15]/1000)*60*[.B$4]*28/27" office:value-type="float" office:value="0.140596811603408" calcext:value-type="float">
            <text:p>0.141</text:p>
          </table:table-cell>
          <table:table-cell table:style-name="ce20" table:formula="of:=[.J15]/19/60" office:value-type="float" office:value="0.000123330536494217" calcext:value-type="float">
            <text:p>0.0001233</text:p>
          </table:table-cell>
          <table:table-cell table:style-name="ce21"/>
          <table:table-cell table:number-columns-repeated="1012"/>
        </table:table-row>
        <table:table-row table:style-name="ro3">
          <table:table-cell table:style-name="ce4" office:value-type="float" office:value="1089.74" calcext:value-type="float">
            <text:p>1089.74</text:p>
          </table:table-cell>
          <table:table-cell table:style-name="ce9" table:formula="of:=[.A16]*27/28" office:value-type="float" office:value="1050.82071428571" calcext:value-type="float">
            <text:p>1050.8</text:p>
          </table:table-cell>
          <table:table-cell table:style-name="ce9" table:formula="of:=[.B16]+[.B$2]" office:value-type="float" office:value="12635.7507142857" calcext:value-type="float">
            <text:p>12635.8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44.8453" calcext:value-type="float">
            <text:p>44.845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.36" calcext:value-type="float">
            <text:p>3.36</text:p>
          </table:table-cell>
          <table:table-cell table:style-name="ce4" table:formula="of:=ROUND(0.01*[.G16]*[.F16];2)" office:value-type="float" office:value="3.06" calcext:value-type="float">
            <text:p>3.06</text:p>
          </table:table-cell>
          <table:table-cell/>
          <table:table-cell table:style-name="ce17" table:formula="of:=[.E$3]*[.D$22]*(PI()*[.D$23])^2*[.D16]*10^-6/([.E16]*10*[.D$24]*[.A16]/1000)*60*[.B$4]*28/27" office:value-type="float" office:value="0.0314487139380316" calcext:value-type="float">
            <text:p>0.031</text:p>
          </table:table-cell>
          <table:table-cell table:style-name="ce20" table:formula="of:=[.J16]/19/60" office:value-type="float" office:value="0.000027586591173712" calcext:value-type="float">
            <text:p>0.0000276</text:p>
          </table:table-cell>
          <table:table-cell table:style-name="ce21"/>
          <table:table-cell table:number-columns-repeated="1012"/>
        </table:table-row>
        <table:table-row table:style-name="ro3">
          <table:table-cell table:style-name="ce7" office:value-type="float" office:value="1118.63" calcext:value-type="float">
            <text:p>1118.63</text:p>
          </table:table-cell>
          <table:table-cell table:style-name="ce11" table:formula="of:=[.A17]*27/28" office:value-type="float" office:value="1078.67892857143" calcext:value-type="float">
            <text:p>1078.7</text:p>
          </table:table-cell>
          <table:table-cell table:style-name="ce11" table:formula="of:=[.B17]+[.B$2]" office:value-type="float" office:value="12663.6089285714" calcext:value-type="float">
            <text:p>12663.6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44.0751" calcext:value-type="float">
            <text:p>44.0751</text:p>
          </table:table-cell>
          <table:table-cell table:style-name="ce7" office:value-type="float" office:value="78" calcext:value-type="float">
            <text:p>78</text:p>
          </table:table-cell>
          <table:table-cell table:style-name="ce4" office:value-type="float" office:value="32.14" calcext:value-type="float">
            <text:p>32.14</text:p>
          </table:table-cell>
          <table:table-cell table:style-name="ce4" table:formula="of:=ROUND(0.01*[.G17]*[.F17];2)" office:value-type="float" office:value="25.07" calcext:value-type="float">
            <text:p>25.07</text:p>
          </table:table-cell>
          <table:table-cell/>
          <table:table-cell table:style-name="ce17" table:formula="of:=[.E$3]*[.D$22]*(PI()*[.D$23])^2*[.D17]*10^-6/([.E17]*10*[.D$24]*[.A17]/1000)*60*[.B$4]*28/27" office:value-type="float" office:value="0.311718765455804" calcext:value-type="float">
            <text:p>0.312</text:p>
          </table:table-cell>
          <table:table-cell table:style-name="ce20" table:formula="of:=[.J17]/19/60" office:value-type="float" office:value="0.000273437513557723" calcext:value-type="float">
            <text:p>0.0002734</text:p>
          </table:table-cell>
          <table:table-cell table:style-name="ce21"/>
          <table:table-cell table:number-columns-repeated="1012"/>
        </table:table-row>
        <table:table-row table:style-name="ro3">
          <table:table-cell table:style-name="ce4" office:value-type="float" office:value="1262.75" calcext:value-type="float">
            <text:p>1262.75</text:p>
          </table:table-cell>
          <table:table-cell table:style-name="ce9" table:formula="of:=[.A18]*27/28" office:value-type="float" office:value="1217.65178571429" calcext:value-type="float">
            <text:p>1217.7</text:p>
          </table:table-cell>
          <table:table-cell table:style-name="ce9" table:formula="of:=[.B18]+[.B$2]" office:value-type="float" office:value="12802.5817857143" calcext:value-type="float">
            <text:p>12802.6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40.7353" calcext:value-type="float">
            <text:p>40.735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9.12" calcext:value-type="float">
            <text:p>19.12</text:p>
          </table:table-cell>
          <table:table-cell table:style-name="ce4" table:formula="of:=ROUND(0.01*[.G18]*[.F18];2)" office:value-type="float" office:value="13.38" calcext:value-type="float">
            <text:p>13.38</text:p>
          </table:table-cell>
          <table:table-cell/>
          <table:table-cell table:style-name="ce17" table:formula="of:=[.E$3]*[.D$22]*(PI()*[.D$23])^2*[.D18]*10^-6/([.E18]*10*[.D$24]*[.A18]/1000)*60*[.B$4]*28/27" office:value-type="float" office:value="0.21288217004204" calcext:value-type="float">
            <text:p>0.213</text:p>
          </table:table-cell>
          <table:table-cell table:style-name="ce20" table:formula="of:=[.J18]/19/60" office:value-type="float" office:value="0.000186738745650912" calcext:value-type="float">
            <text:p>0.0001867</text:p>
          </table:table-cell>
          <table:table-cell table:style-name="ce21"/>
          <table:table-cell table:number-columns-repeated="1012"/>
        </table:table-row>
        <table:table-row table:style-name="ro3">
          <table:table-cell table:style-name="ce4" office:value-type="float" office:value="1317.14" calcext:value-type="float">
            <text:p>1317.14</text:p>
          </table:table-cell>
          <table:table-cell table:style-name="ce9" table:formula="of:=[.A19]*27/28" office:value-type="float" office:value="1270.09928571429" calcext:value-type="float">
            <text:p>1270.1</text:p>
          </table:table-cell>
          <table:table-cell table:style-name="ce9" table:formula="of:=[.B19]+[.B$2]" office:value-type="float" office:value="12855.0292857143" calcext:value-type="float">
            <text:p>12855.0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39.6335" calcext:value-type="float">
            <text:p>39.6335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7.16" calcext:value-type="float">
            <text:p>27.16</text:p>
          </table:table-cell>
          <table:table-cell table:style-name="ce4" table:formula="of:=ROUND(0.01*[.G19]*[.F19];2)" office:value-type="float" office:value="26.89" calcext:value-type="float">
            <text:p>26.89</text:p>
          </table:table-cell>
          <table:table-cell/>
          <table:table-cell table:style-name="ce17" table:formula="of:=[.E$3]*[.D$22]*(PI()*[.D$23])^2*[.D19]*10^-6/([.E19]*10*[.D$24]*[.A19]/1000)*60*[.B$4]*28/27" office:value-type="float" office:value="0.261286344364007" calcext:value-type="float">
            <text:p>0.261</text:p>
          </table:table-cell>
          <table:table-cell table:style-name="ce20" table:formula="of:=[.J19]/19/60" office:value-type="float" office:value="0.000229198547687725" calcext:value-type="float">
            <text:p>0.0002292</text:p>
          </table:table-cell>
          <table:table-cell table:style-name="ce21"/>
          <table:table-cell table:number-columns-repeated="1012"/>
        </table:table-row>
        <table:table-row table:style-name="ro3">
          <table:table-cell table:style-name="ce4" office:value-type="float" office:value="1457" calcext:value-type="float">
            <text:p>1457</text:p>
          </table:table-cell>
          <table:table-cell table:style-name="ce9" table:formula="of:=[.A20]*27/28" office:value-type="float" office:value="1404.96428571429" calcext:value-type="float">
            <text:p>1405.0</text:p>
          </table:table-cell>
          <table:table-cell table:style-name="ce9" table:formula="of:=[.B20]+[.B$2]" office:value-type="float" office:value="12989.8942857143" calcext:value-type="float">
            <text:p>12989.9</text:p>
          </table:table-cell>
          <table:table-cell table:style-name="ce4" office:value-type="float" office:value="0.166" calcext:value-type="float">
            <text:p>0.166</text:p>
          </table:table-cell>
          <table:table-cell table:style-name="ce4" office:value-type="float" office:value="37.1162" calcext:value-type="float">
            <text:p>37.1162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5.82" calcext:value-type="float">
            <text:p>5.82</text:p>
          </table:table-cell>
          <table:table-cell table:style-name="ce4" table:formula="of:=ROUND(0.01*[.G20]*[.F20];2)" office:value-type="float" office:value="5.3" calcext:value-type="float">
            <text:p>5.3</text:p>
          </table:table-cell>
          <table:table-cell/>
          <table:table-cell table:style-name="ce17" table:formula="of:=[.E$3]*[.D$22]*(PI()*[.D$23])^2*[.D20]*10^-6/([.E20]*10*[.D$24]*[.A20]/1000)*60*[.B$4]*28/27" office:value-type="float" office:value="0.0589709004458226" calcext:value-type="float">
            <text:p>0.059</text:p>
          </table:table-cell>
          <table:table-cell table:style-name="ce20" table:formula="of:=[.J20]/19/60" office:value-type="float" office:value="0.0000517288600401953" calcext:value-type="float">
            <text:p>0.0000517</text:p>
          </table:table-cell>
          <table:table-cell table:style-name="ce21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ce19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 [atoms/cm3]</text:p>
          </table:table-cell>
          <table:table-cell table:style-name="ce12" office:value-type="float" office:value="6.0305E+022" calcext:value-type="float">
            <text:p>6.03E+22</text:p>
          </table:table-cell>
          <table:table-cell table:style-name="Default"/>
          <table:table-cell table:number-columns-repeated="4"/>
          <table:table-cell office:value-type="string" calcext:value-type="string">
            <text:p>sum</text:p>
          </table:table-cell>
          <table:table-cell table:formula="of:=SUM([.K7:.K20])" office:value-type="float" office:value="0.00168667839708836" calcext:value-type="float">
            <text:p>0.001686678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hbar c [MeV cm]</text:p>
          </table:table-cell>
          <table:table-cell table:formula="of:=197.327*10^-13" office:value-type="float" office:value="0.0000000000197327" calcext:value-type="float">
            <text:p>1.97327E-11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p c2 [MeV]</text:p>
          </table:table-cell>
          <table:table-cell office:value-type="float" office:value="938.2723" calcext:value-type="float">
            <text:p>938.2723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# of E changes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ime for E chan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ur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unts /energy</text:p>
          </table:table-cell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 Plan" table:style-name="ta2">
        <table:table-column table:style-name="co9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Without be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form vacuum leak che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 drive operation under vacuum and vacuum contro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W check: open flow and check flow me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n on PS and stop LCW flow: interlock should trip 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n on PS and disconnect temperature sensor: interlock should trip 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ise PS voltage for all magn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 hall probes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With beam (beam transmission)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Select beam energy</text:p>
          </table:table-cell>
          <table:table-cell table:number-columns-repeated="6"/>
          <table:table-cell office:value-type="string" calcext:value-type="string">
            <text:p>Energy?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Measure beam intensity in box 7 F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magnets off, insert box 8 FC, obtain beam intens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rt box 8 aperture, intensity in FC should be optimized</text:p>
          </table:table-cell>
          <table:table-cell table:number-columns-repeated="6"/>
          <table:table-cell office:value-type="string" calcext:value-type="string">
            <text:p>How? Expected beam spot size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 box 7 FC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 box 8 aper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rt box 10 F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as magnets</text:p>
          </table:table-cell>
          <table:table-cell table:number-columns-repeated="6"/>
          <table:table-cell office:value-type="string" calcext:value-type="string">
            <text:p>magnet operation (energy to current)? Wu's tabl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timize intensity in box 10 F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rt box 9 slits: obtain position pro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uce beam intensity (factor ?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rt box 10 MC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 box 10 MCP, insert box 11 F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timize transmi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rt 45 slits: obtain transverse profi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With beam (Energy calibration)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17:28:33.733133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n_20_Plan" style:display-name="PageStyle_Run P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onances" style:display-name="PageStyle_Resonan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SCL Administrator</meta:initial-creator>
    <meta:creation-date>2012-04-26T13:58:38</meta:creation-date>
    <dc:date>2019-04-01T11:13:36.935417220</dc:date>
    <meta:generator>LibreOffice/5.1.6.2$Linux_X86_64 LibreOffice_project/10m0$Build-2</meta:generator>
    <meta:editing-duration>P5DT17H39M23S</meta:editing-duration>
    <meta:editing-cycles>3</meta:editing-cycles>
    <meta:document-statistic meta:table-count="3" meta:cell-count="203" meta:object-count="0"/>
    <meta:user-defined meta:name="AppVersion">15.0300</meta:user-defined>
    <meta:user-defined meta:name="Company">NSC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